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2000001124391429E.png" manifest:media-type="image/png"/>
  <manifest:file-entry manifest:full-path="Pictures/1000020100000317000000EFF4E8661D.png" manifest:media-type="image/png"/>
  <manifest:file-entry manifest:full-path="Pictures/10000201000002C600000249E69D130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515cm" draw:marker-end-width="0.515cm" draw:fill="none" draw:textarea-horizontal-align="justify" draw:textarea-vertical-align="middle" draw:auto-grow-height="false" fo:min-height="9.501cm" fo:min-width="11.3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9966cc" draw:marker-start-width="0.515cm" draw:marker-end-width="0.515cm" draw:fill="none" draw:textarea-horizontal-align="justify" draw:textarea-vertical-align="middle" draw:auto-grow-height="false" fo:min-height="3.05cm" fo:min-width="11.1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99cc66" draw:marker-start-width="0.515cm" draw:marker-end-width="0.515cm" draw:fill="none" draw:textarea-horizontal-align="justify" draw:textarea-vertical-align="middle" draw:auto-grow-height="false" fo:min-height="3.75cm" fo:min-width="11.1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9966cc" draw:marker-start-width="0.515cm" draw:marker-end-width="0.515cm" draw:fill="none" draw:textarea-horizontal-align="justify" draw:textarea-vertical-align="middle" draw:auto-grow-height="false" fo:min-height="0.15cm" fo:min-width="1.2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99cc66" draw:marker-start-width="0.515cm" draw:marker-end-width="0.515cm" draw:fill="none" draw:textarea-horizontal-align="justify" draw:textarea-vertical-align="middle" draw:auto-grow-height="false" fo:min-height="0.15cm" fo:min-width="1.2cm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1.949cm" svg:height="9.845cm" svg:x="0.101cm" svg:y="0.1cm">
          <draw:image xlink:href="Pictures/10000201000002C600000249E69D1301.png" xlink:type="simple" xlink:show="embed" xlink:actuate="onLoad">
            <text:p/>
          </draw:image>
        </draw:frame>
        <draw:frame draw:style-name="gr1" draw:text-style-name="P1" draw:layer="layout" svg:width="11.949cm" svg:height="3.609cm" svg:x="12.05cm" svg:y="2.191cm">
          <draw:image xlink:href="Pictures/1000020100000317000000EFF4E8661D.png" xlink:type="simple" xlink:show="embed" xlink:actuate="onLoad">
            <text:p/>
          </draw:image>
        </draw:frame>
        <draw:frame draw:style-name="gr1" draw:text-style-name="P1" draw:layer="layout" svg:width="11.85cm" svg:height="4.165cm" svg:x="12.15cm" svg:y="5.835cm">
          <draw:image xlink:href="Pictures/1000020100000312000001124391429E.png" xlink:type="simple" xlink:show="embed" xlink:actuate="onLoad">
            <text:p/>
          </draw:image>
        </draw:frame>
        <draw:custom-shape draw:style-name="gr2" draw:text-style-name="P1" draw:layer="layout" svg:width="11.9cm" svg:height="9.851cm" svg:x="0.1cm" svg:y="0.1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7cm" svg:height="3.4cm" svg:x="12.2cm" svg:y="2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7cm" svg:height="4.1cm" svg:x="12.2cm" svg:y="5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8cm" svg:height="0.5cm" svg:x="0.3cm" svg:y="7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8cm" svg:height="0.5cm" svg:x="0.3cm" svg:y="8.1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cm" fo:page-height="10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8-04-28T14:43:30.094436107</meta:creation-date>
    <dc:date>2018-05-01T10:15:46.880944904</dc:date>
    <dc:creator>dario </dc:creator>
    <meta:editing-duration>PT10M56S</meta:editing-duration>
    <meta:editing-cycles>2</meta:editing-cycles>
    <meta:generator>LibreOffice/4.3.3.2$Linux_X86_64 LibreOffice_project/430m0$Build-2</meta:generator>
    <meta:document-statistic meta:object-count="8"/>
  </office:meta>
</office:document-meta>
</file>